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Liberation Serif" fo:font-size="13pt" style:font-size-asian="13pt" style:font-size-complex="13pt"/>
    </style:style>
    <style:style style:name="P2" style:family="paragraph" style:parent-style-name="Heading_20_3">
      <style:text-properties style:font-name="Liberation Serif" fo:font-size="11pt" style:font-size-asian="11pt" style:font-size-complex="11pt"/>
    </style:style>
    <style:style style:name="P3" style:family="paragraph" style:parent-style-name="Heading_20_3">
      <style:text-properties style:font-name="Liberation Serif" fo:font-size="13pt" style:font-size-asian="13pt" style:font-size-complex="13pt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text-properties style:font-name="Liberation Serif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>
      <style:paragraph-properties fo:margin-top="0cm" fo:margin-bottom="0cm" style:contextual-spacing="false"/>
      <style:text-properties style:font-name="Liberation Serif" fo:font-size="11pt" style:font-size-asian="11pt" style:font-size-complex="11pt"/>
    </style:style>
    <style:style style:name="P11" style:family="paragraph" style:parent-style-name="Text_20_body">
      <style:text-properties style:font-name="Liberation Serif" fo:font-size="11pt" style:font-size-asian="11pt" style:font-size-complex="11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1pt" style:font-size-asian="11pt" style:font-size-complex="11pt"/>
    </style:style>
    <style:style style:name="P13" style:family="paragraph" style:parent-style-name="Text_20_body" style:list-style-name="L1">
      <style:text-properties style:font-name="Liberation Serif" fo:font-size="11pt" style:font-size-asian="11pt" style:font-size-complex="11pt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1pt" style:font-size-asian="11pt" style:font-size-complex="11pt"/>
    </style:style>
    <style:style style:name="P15" style:family="paragraph" style:parent-style-name="Text_20_body" style:list-style-name="L3">
      <style:text-properties style:font-name="Liberation Serif" fo:font-size="11pt" style:font-size-asian="11pt" style:font-size-complex="11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escrição do Projeto</text:h>
      <text:p text:style-name="P10">Você decidiu abrir uma pequena cafeteria com garçons robôs em Los Angeles. É um projeto bem promissor, mas caro, então você e seus parceiros decidem tentar atrair investidores. Eles estão interessados nas condições atuais do mercado e querem saber se você conseguirá manter seu sucesso quando a novidade de garçons robôs esmorecer.</text:p>
      <text:p text:style-name="P11">Você é um guru de análise, então seus parceiros te pediram para preparar uma pesquisa do mercado. Você tem dados de código aberto sobre restaurantes em LA.</text:p>
      <text:h text:style-name="P3" text:outline-level="3">Instruções para completar o projeto</text:h>
      <text:p text:style-name="P6"><text:span text:style-name="Strong_20_Emphasis"><text:span text:style-name="T2">Passo 1. Carregue os dados e prepare-os para a análise</text:span></text:span></text:p>
      <text:p text:style-name="P10">Carregue os dados sobre restaurantes em LA. Certifique-se de que os tipos de dados para cada coluna estão corretos e não há valores ausentes ou duplicados. Processe-os, se necessário.</text:p>
      <text:p text:style-name="P6"><text:span text:style-name="T2">Caminho do arquivo: </text:span><text:span text:style-name="Emphasis"><text:span text:style-name="T2">/datasets/rest_data_us.csv</text:span></text:span><text:span text:style-name="T2">. </text:span><text:a xlink:type="simple" xlink:href="https://practicum-content.s3.us-west-1.amazonaws.com/datasets/rest_data_us.csv" office:target-frame-name="_blank" xlink:show="new" text:style-name="Internet_20_link" text:visited-style-name="Visited_20_Internet_20_Link"><text:span text:style-name="T2">Carregar o conjunto de dados</text:span></text:a></text:p>
      <text:p text:style-name="Text_20_body"><text:span text:style-name="Strong_20_Emphasis"><text:span text:style-name="T2">Passo 2. Análise de dados</text:span></text:span></text:p>
      <text:list xml:id="list3686372427" text:style-name="L1">
        <text:list-item>
          <text:p text:style-name="P12">Investigue as proporções de vários tipos de estabelecimentos. Construa um gráfico.</text:p>
        </text:list-item>
        <text:list-item>
          <text:p text:style-name="P12">Investigue as proporções de estabelecimentos de rede e não. Construa um gráfico.</text:p>
        </text:list-item>
        <text:list-item>
          <text:p text:style-name="P12">Qual tipo de estabelecimento é típico para redes?</text:p>
        </text:list-item>
        <text:list-item>
          <text:p text:style-name="P12">O que caracteriza redes: muitos estabelecimentos com um pequeno número de assentos ou poucos estabelecimentos com muitos assentos?</text:p>
        </text:list-item>
        <text:list-item>
          <text:p text:style-name="P12">Determine o número médio de assentos para cada tipo de restaurante. Em média, qual tipo de restaurante tem o maior número de assentos? Construa gráficos.</text:p>
        </text:list-item>
        <text:list-item>
          <text:p text:style-name="P7"><text:span text:style-name="T2">Coloque os dados dos nomes das ruas da coluna </text:span><text:span text:style-name="Source_20_Text"><text:span text:style-name="T2">address</text:span></text:span><text:span text:style-name="T2"> em uma coluna separada.</text:span></text:p>
        </text:list-item>
        <text:list-item>
          <text:p text:style-name="P12">Construa um gráfico de dez ruas com o maior número de restaurantes.</text:p>
        </text:list-item>
        <text:list-item>
          <text:p text:style-name="P12">Encontre o número de ruas que têm apenas um restaurante.</text:p>
        </text:list-item>
        <text:list-item>
          <text:p text:style-name="P13">Para as ruas com muitos restaurantes, olhe para a distribuição de número de assentos. Quais tendências você consegue notar?</text:p>
        </text:list-item>
      </text:list>
      <text:p text:style-name="P10">Tire uma conclusão geral e apresente recomendações sobre o tipo mais apropriado de restaurante e o número de assentos. Comente sobre a possibilidade de desenvolver uma rede.</text:p>
      <text:p text:style-name="P6"><text:span text:style-name="Strong_20_Emphasis"><text:span text:style-name="T2">Passo 3. Preparando uma apresentação</text:span></text:span></text:p>
      <text:p text:style-name="Text_20_body"><text:span text:style-name="T2">Faça uma apresentação da sua pesquisa e compartilhe-a com os investidores. Você pode usar qualquer ferramenta que você quiser para criá-la, mas você </text:span><text:span text:style-name="Strong_20_Emphasis"><text:span text:style-name="T2">deve</text:span></text:span><text:span text:style-name="T2"> converter sua apresentação para o formato PDF para avaliação. Inclua um link para a apresentação em uma célula Markdown no seguinte formato:</text:span></text:p>
      <text:p text:style-name="P4"><text:span text:style-name="Source_20_Text"><text:span text:style-name="T2">Presentation: &lt;link to cloud storage&gt; </text:span></text:span></text:p>
      <text:p text:style-name="P10">Siga as diretrizes de formatação do capítulo "Preparando Apresentações".</text:p>
      <text:p text:style-name="Text_20_body"><text:span text:style-name="Strong_20_Emphasis"><text:span text:style-name="T2">Formato:</text:span></text:span><text:span text:style-name="T2"> Complete a tarefa em um notebook Jupyter.Insira o código nas células 'code' e explicações de texto nas células 'markdown'. Aplique formatação e cabeçalhos.</text:span></text:p>
      <text:h text:style-name="P2" text:outline-level="3">Descrição de dados</text:h>
      <text:p text:style-name="Text_20_body"><text:span text:style-name="T2">Tabela </text:span><text:span text:style-name="Source_20_Text"><text:span text:style-name="T2">rest_data</text:span></text:span><text:span text:style-name="T2">:</text:span></text:p>
      <text:list xml:id="list402312031" text:style-name="L2">
        <text:list-item>
          <text:p text:style-name="P8"><text:span text:style-name="Emphasis"><text:span text:style-name="T2">object_name</text:span></text:span><text:span text:style-name="T2"> — nome de estabelecimento</text:span></text:p>
        </text:list-item>
        <text:list-item>
          <text:p text:style-name="P8"><text:span text:style-name="Emphasis"><text:span text:style-name="T2">chain</text:span></text:span><text:span text:style-name="T2"> — estabelecimento de rede (TRUE/FALSE)</text:span></text:p>
        </text:list-item>
        <text:list-item>
          <text:p text:style-name="P8"><text:span text:style-name="Emphasis"><text:span text:style-name="T2">object_type</text:span></text:span><text:span text:style-name="T2"> — tipo de estabelecimento</text:span></text:p>
        </text:list-item>
        <text:list-item>
          <text:p text:style-name="P8"><text:span text:style-name="Emphasis"><text:span text:style-name="T2">address</text:span></text:span><text:span text:style-name="T2"> — endereço</text:span></text:p>
        </text:list-item>
        <text:list-item>
          <text:p text:style-name="P9"><text:span text:style-name="Emphasis"><text:span text:style-name="T2">number</text:span></text:span><text:span text:style-name="T2"> — número de assentos</text:span></text:p>
        </text:list-item>
      </text:list>
      <text:h text:style-name="P1" text:outline-level="2"><text:soft-page-break/>Como meu projeto será avaliado?</text:h>
      <text:p text:style-name="P10">Seu projeto será avaliado com base nos seguintes critérios. Leia-os cuidadosamente antes de iniciar o projeto.</text:p>
      <text:p text:style-name="P11">Isso é o que os revisores do projeto procuram ao avaliar seu projeto:</text:p>
      <text:list xml:id="list2420790909" text:style-name="L3">
        <text:list-item>
          <text:p text:style-name="P14">Como você prepara dados para análise</text:p>
        </text:list-item>
        <text:list-item>
          <text:p text:style-name="P14">Que tipos de gráficos você constrói</text:p>
        </text:list-item>
        <text:list-item>
          <text:p text:style-name="P14">Se você escolhe tipos corretos de gráficos para os dados</text:p>
        </text:list-item>
        <text:list-item>
          <text:p text:style-name="P14">Se você usa a biblioteca seaborn para trabalhar com gráficos</text:p>
        </text:list-item>
        <text:list-item>
          <text:p text:style-name="P14">Como você interpreta os gráficos resultantes</text:p>
        </text:list-item>
        <text:list-item>
          <text:p text:style-name="P14">Como você calcula e interpreta cada parâmetro</text:p>
        </text:list-item>
        <text:list-item>
          <text:p text:style-name="P14">Se você prepara uma apresentação estruturada</text:p>
        </text:list-item>
        <text:list-item>
          <text:p text:style-name="P14">Se você segue os princípios para criar apresentações dados neste curso.</text:p>
        </text:list-item>
        <text:list-item>
          <text:p text:style-name="P14">Como você transmite a mensagem principal da sua apresentação</text:p>
        </text:list-item>
        <text:list-item>
          <text:p text:style-name="P14">Se você segue a estrutura do projeto e mantém o código organizado</text:p>
        </text:list-item>
        <text:list-item>
          <text:p text:style-name="P14">As conclusões que você tirou</text:p>
        </text:list-item>
        <text:list-item>
          <text:p text:style-name="P15">Se você deixa comentários a cada passo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3:44:12.207329376</meta:creation-date>
    <dc:date>2023-11-20T13:45:26.988833306</dc:date>
    <meta:editing-duration>PT1M15S</meta:editing-duration>
    <meta:editing-cycles>1</meta:editing-cycles>
    <meta:document-statistic meta:table-count="0" meta:image-count="0" meta:object-count="0" meta:page-count="2" meta:paragraph-count="45" meta:word-count="564" meta:character-count="3489" meta:non-whitespace-character-count="2990"/>
    <meta:generator>LibreOffice/7.3.7.2$Linux_X86_64 LibreOffice_project/30$Build-2</meta:generator>
  </office:meta>
</office:document-meta>
</file>